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fo:background-color="#ffff00" style:font-weight-asian="bold" style:font-weight-complex="bold"/>
    </style:style>
    <style:style style:name="P2" style:family="paragraph" style:parent-style-name="Standard">
      <style:text-properties fo:font-weight="normal" fo:background-color="#ffff00" style:font-weight-asian="normal" style:font-weight-complex="normal"/>
    </style:style>
    <style:style style:name="P3" style:family="paragraph" style:parent-style-name="Standard">
      <style:text-properties fo:font-weight="normal" fo:background-color="transparent" style:font-weight-asian="normal" style:font-weight-complex="normal"/>
    </style:style>
    <style:style style:name="P4" style:family="paragraph" style:parent-style-name="Standard">
      <style:text-properties fo:color="#c9211e" loext:opacity="100%" fo:font-weight="normal" fo:background-color="transparent" style:font-weight-asian="normal" style:font-weight-complex="normal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- AULA 12 - Avaliação dos serviços</text:p>
      <text:p text:style-name="P1">TESTE REALIZADO</text:p>
      <text:p text:style-name="P1"/>
      <text:p text:style-name="P3"><text:s/></text:p>
      <text:p text:style-name="P2"><text:span text:style-name="T4">Questão1</text:span> <text:s/></text:p>
      <text:p text:style-name="P3"><text:s/></text:p>
      <text:p text:style-name="P3"><text:s text:c="3"/>A mera existência do atributo na ficha de avaliação ___________ que ele tem importância.</text:p>
      <text:p text:style-name="P3"><text:s/></text:p>
      <text:p text:style-name="P3">1 - não indica</text:p>
      <text:p text:style-name="P4">2 - pode até indicar</text:p>
      <text:p text:style-name="P3">3 - indica as vezes</text:p>
      <text:p text:style-name="P2">4 - sempre indica</text:p>
      <text:p text:style-name="P3">5 - não significa</text:p>
      <text:p text:style-name="P3"><text:s/></text:p>
      <text:p text:style-name="P4">Sua resposta: pode até indicar</text:p>
      <text:p text:style-name="P3">Valor: Resposta Errada - Consulte a página 12</text:p>
      <text:p text:style-name="P3">Valor recebido: 0.00</text:p>
      <text:p text:style-name="P3"/>
      <text:p text:style-name="P3"/>
      <text:p text:style-name="P3"><text:s/></text:p>
      <text:p text:style-name="P3"><text:s/></text:p>
      <text:p text:style-name="P3"><text:span text:style-name="T1">Questão</text:span>2 <text:s/></text:p>
      <text:p text:style-name="P3"><text:s/></text:p>
      <text:p text:style-name="P3"><text:s text:c="3"/>A ficha de avaliação do cliente contem ___________ tipos de informação.</text:p>
      <text:p text:style-name="P3"><text:s/></text:p>
      <text:p text:style-name="P3">1 - dois</text:p>
      <text:p text:style-name="P2">2 - três</text:p>
      <text:p text:style-name="P3">3 - sete</text:p>
      <text:p text:style-name="P3">4 - cinco</text:p>
      <text:p text:style-name="P3">5 - quatro</text:p>
      <text:p text:style-name="P3"><text:s/></text:p>
      <text:p text:style-name="P2">Sua resposta: três</text:p>
      <text:p text:style-name="P3">Valor: Resposta Correta</text:p>
      <text:p text:style-name="P3">Valor recebido: 10.00</text:p>
      <text:p text:style-name="P3"/>
      <text:p text:style-name="P3"/>
      <text:p text:style-name="P3"><text:s/></text:p>
      <text:p text:style-name="P3"><text:s/></text:p>
      <text:p text:style-name="P2">Questão3 <text:s/></text:p>
      <text:p text:style-name="P3"><text:s/></text:p>
      <text:p text:style-name="P3"><text:s text:c="3"/>As empresas medíocres tendem a se preocupar estritamente com ___________.</text:p>
      <text:p text:style-name="P3"><text:s/></text:p>
      <text:p text:style-name="P3">1 - a qualidade dos produtos</text:p>
      <text:p text:style-name="P2">2 - lucros e custos</text:p>
      <text:p text:style-name="P3">3 - a qualidade do atendimento</text:p>
      <text:p text:style-name="P3">4 - a opinião dos clientes</text:p>
      <text:p text:style-name="P3">5 - valor entregue aos clientes</text:p>
      <text:p text:style-name="P3"><text:s/></text:p>
      <text:p text:style-name="P2">Sua resposta: lucros e custos</text:p>
      <text:p text:style-name="P3">Valor: Resposta Correta</text:p>
      <text:p text:style-name="P3">Valor recebido: 10.00</text:p>
      <text:p text:style-name="P3"/>
      <text:p text:style-name="P3"><text:soft-page-break/></text:p>
      <text:p text:style-name="P3"><text:s/></text:p>
      <text:p text:style-name="P2"><text:s/></text:p>
      <text:p text:style-name="P2">Questão4 <text:s/></text:p>
      <text:p text:style-name="P3"><text:s/></text:p>
      <text:p text:style-name="P3"><text:s text:c="3"/>A empresa excelente procura eliminar ___________.</text:p>
      <text:p text:style-name="P3"><text:s/></text:p>
      <text:p text:style-name="P3">1 - os empregados despreparados</text:p>
      <text:p text:style-name="P3">2 - qualquer concorrente</text:p>
      <text:p text:style-name="P2">3 - os obstáculos desmotivadores</text:p>
      <text:p text:style-name="P3">4 - os gerentes mais idosos</text:p>
      <text:p text:style-name="P3">5 - os concorrentes desonestos</text:p>
      <text:p text:style-name="P3"><text:s/></text:p>
      <text:p text:style-name="P2">Sua resposta: os obstáculos desmotivadores</text:p>
      <text:p text:style-name="P3">Valor: Resposta Correta</text:p>
      <text:p text:style-name="P3">Valor recebido: 10.00</text:p>
      <text:p text:style-name="P3"/>
      <text:p text:style-name="P3"/>
      <text:p text:style-name="P3"><text:s/></text:p>
      <text:p text:style-name="P3"><text:s/></text:p>
      <text:p text:style-name="P2">Questão5 <text:s/></text:p>
      <text:p text:style-name="P3"><text:s/></text:p>
      <text:p text:style-name="P3"><text:s text:c="3"/>As companhias conhecidas pela excelência de seus serviços partem ___________, quando avaliam a eficiência de suas operações.</text:p>
      <text:p text:style-name="P3"><text:s/></text:p>
      <text:p text:style-name="P2">1 - do valor entregue ao cliente</text:p>
      <text:p text:style-name="P3">2 - do lucro anual</text:p>
      <text:p text:style-name="P3">3 - da opinião dos acionistas</text:p>
      <text:p text:style-name="P3">4 - do custo total</text:p>
      <text:p text:style-name="P3">5 - da opinião dos concorrentes</text:p>
      <text:p text:style-name="P3"><text:s/></text:p>
      <text:p text:style-name="P2">Sua resposta: do valor entregue ao cliente</text:p>
      <text:p text:style-name="P3">Valor: Resposta Correta</text:p>
      <text:p text:style-name="P3">Valor recebido: 10.00</text:p>
      <text:p text:style-name="P3"/>
      <text:p text:style-name="P3"/>
      <text:p text:style-name="P3"><text:s/></text:p>
      <text:p text:style-name="P3"><text:s/></text:p>
      <text:p text:style-name="P2">Questão6 <text:s/></text:p>
      <text:p text:style-name="P3"><text:s/></text:p>
      <text:p text:style-name="P3"><text:s text:c="3"/>Os atributos são ___________.</text:p>
      <text:p text:style-name="P3"><text:s/></text:p>
      <text:p text:style-name="P2">1 - os principais momentos da verdade</text:p>
      <text:p text:style-name="P3">2 - estabelecidos uma única vez</text:p>
      <text:p text:style-name="P3">3 - características que, para o cliente, indicam que o preço está razoável</text:p>
      <text:p text:style-name="P3">4 - sempre desconhecidos</text:p>
      <text:p text:style-name="P3">5 - medidos diariamente</text:p>
      <text:p text:style-name="P3"><text:s/></text:p>
      <text:p text:style-name="P2">Sua resposta: os principais momentos da verdade</text:p>
      <text:p text:style-name="P3">Valor: Resposta Correta</text:p>
      <text:p text:style-name="P3">Valor recebido: 10.00</text:p>
      <text:p text:style-name="P3"/>
      <text:p text:style-name="P3"><text:soft-page-break/></text:p>
      <text:p text:style-name="P3"><text:s/></text:p>
      <text:p text:style-name="P3"><text:s/></text:p>
      <text:p text:style-name="P2">Questão7 <text:s/></text:p>
      <text:p text:style-name="P3"><text:s/></text:p>
      <text:p text:style-name="P3"><text:s text:c="3"/>Os gerentes das empresas de serviço excelente encaram sua principal missão como sendo a de ___________.</text:p>
      <text:p text:style-name="P3"><text:s/></text:p>
      <text:p text:style-name="P3">1 - entregar o maximo valor para o cliente</text:p>
      <text:p text:style-name="P2">2 - tornar-se especialistas em produtos de qualidade</text:p>
      <text:p text:style-name="P3">3 - fiscalizar os subordinados</text:p>
      <text:p text:style-name="P3">4 - manter o status quo</text:p>
      <text:p text:style-name="P3">5 - cuidar dos clientes</text:p>
      <text:p text:style-name="P3"><text:s/></text:p>
      <text:p text:style-name="P2">Sua resposta: entregar o maximo valor para o cliente</text:p>
      <text:p text:style-name="P3">Valor: Resposta Correta</text:p>
      <text:p text:style-name="P3">Valor recebido: 10.00</text:p>
      <text:p text:style-name="P3"/>
      <text:p text:style-name="P3"/>
      <text:p text:style-name="P3"><text:s/></text:p>
      <text:p text:style-name="P3"><text:s/></text:p>
      <text:p text:style-name="P2">Questão8 <text:s/></text:p>
      <text:p text:style-name="P3"><text:s/></text:p>
      <text:p text:style-name="P3"><text:s text:c="3"/>___________ é diretamente responsável pela maneira como o cliente vê a organização.</text:p>
      <text:p text:style-name="P3"><text:s/></text:p>
      <text:p text:style-name="P3">1 - A alta gerência</text:p>
      <text:p text:style-name="P3">2 - proprietário</text:p>
      <text:p text:style-name="P3">3 - Departamento de Pessoal</text:p>
      <text:p text:style-name="P3">4 - A média gerência</text:p>
      <text:p text:style-name="P2">5 - funcionário da linha de frente</text:p>
      <text:p text:style-name="P3"><text:s/></text:p>
      <text:p text:style-name="P2">Sua resposta: funcionário da linha de frente</text:p>
      <text:p text:style-name="P3">Valor: Resposta Correta</text:p>
      <text:p text:style-name="P3">Valor recebido: 10.00</text:p>
      <text:p text:style-name="P3"/>
      <text:p text:style-name="P3"/>
      <text:p text:style-name="P3"><text:s/></text:p>
      <text:p text:style-name="P3"><text:s/></text:p>
      <text:p text:style-name="P4">Questão9 <text:s/></text:p>
      <text:p text:style-name="P3"><text:s/></text:p>
      <text:p text:style-name="P3"><text:s text:c="3"/>___________ representam as pedras fundamentais do produto/serviço.</text:p>
      <text:p text:style-name="P3"><text:s/></text:p>
      <text:p text:style-name="P4">1 - Os ciclos de serviços</text:p>
      <text:p text:style-name="P3">2 - Os atributos</text:p>
      <text:p text:style-name="P3">3 - As conformidades</text:p>
      <text:p text:style-name="P3">4 - Os preços</text:p>
      <text:p text:style-name="P4">5 - Os momentos da verdade</text:p>
      <text:p text:style-name="P3"><text:s/></text:p>
      <text:p text:style-name="P4">Sua resposta: Os ciclos de serviços</text:p>
      <text:p text:style-name="P3">Valor: Resposta Errada - Consulte a página 2</text:p>
      <text:p text:style-name="P3">Valor recebido: 0.00</text:p>
      <text:p text:style-name="P3"/>
      <text:p text:style-name="P3"><text:soft-page-break/></text:p>
      <text:p text:style-name="P3"><text:s/></text:p>
      <text:p text:style-name="P3"><text:s/></text:p>
      <text:p text:style-name="P2">Questão10 <text:s/></text:p>
      <text:p text:style-name="P2"><text:s/></text:p>
      <text:p text:style-name="P3"><text:s text:c="3"/>A ficha de avaliação do cliente é ___________.</text:p>
      <text:p text:style-name="P3"><text:s/></text:p>
      <text:p text:style-name="P3">1 - um mapa dos momentos da verdade</text:p>
      <text:p text:style-name="P3">2 - apenas um outro modismo</text:p>
      <text:p text:style-name="P2">3 - uma ferramenta que permite avaliar o valor entregue aos clientes</text:p>
      <text:p text:style-name="P3">4 - uma ferramenta desnecessária</text:p>
      <text:p text:style-name="P3">5 - útil somente na indústria</text:p>
      <text:p text:style-name="P3"><text:s/></text:p>
      <text:p text:style-name="P2">Sua resposta: uma ferramenta que permite avaliar o valor entregue aos clientes</text:p>
      <text:p text:style-name="P3">Valor: Resposta Correta</text:p>
      <text:p text:style-name="P3">Valor recebido: 10.00</text:p>
      <text:p text:style-name="P3"/>
      <text:p text:style-name="P3"/>
      <text:p text:style-name="P3">Questão9 <text:s/></text:p>
      <text:p text:style-name="P3"><text:s/></text:p>
      <text:p text:style-name="P3"><text:s text:c="3"/>As empresas de sucesso reconhecem que aumentado o valor para o cliente <text:s/>___________ a longo prazo.</text:p>
      <text:p text:style-name="P3"><text:s/></text:p>
      <text:p text:style-name="P3">1 - aumenta o custo total</text:p>
      <text:p text:style-name="P3">2 - diminue o custo total</text:p>
      <text:p text:style-name="P3">3 - diminui o lucro</text:p>
      <text:p text:style-name="P3">4 - favorece os concorrentes</text:p>
      <text:p text:style-name="P3">5 - pode gerar enormes dividendos</text:p>
      <text:p text:style-name="P3"><text:s/></text:p>
      <text:p text:style-name="P3">Sua resposta: aumenta o custo total</text:p>
      <text:p text:style-name="P3">Valor: Resposta Errada - Consulte a página 10</text:p>
      <text:p text:style-name="P3">Valor recebido: 0.00</text:p>
      <text:p text:style-name="P3"/>
      <text:p text:style-name="P3"/>
      <text:p text:style-name="P3">Questão7 <text:s/></text:p>
      <text:p text:style-name="P3"><text:s/></text:p>
      <text:p text:style-name="P3"><text:s text:c="3"/>A importância do mapeamento dos ciclos de serviço é que se passa a enxergar sob o ponto de vista ___________.</text:p>
      <text:p text:style-name="P3"><text:s/></text:p>
      <text:p text:style-name="P3">1 - da chefia</text:p>
      <text:p text:style-name="P3">2 - dos departamentos</text:p>
      <text:p text:style-name="P3">3 - dos acionistas</text:p>
      <text:p text:style-name="P3">4 - dos clientes</text:p>
      <text:p text:style-name="P3">5 - dos concorrentes</text:p>
      <text:p text:style-name="P3"><text:s/></text:p>
      <text:p text:style-name="P3">Sua resposta: da chefia</text:p>
      <text:p text:style-name="P3">Valor: Resposta Errada - Consulte a página 8</text:p>
      <text:p text:style-name="P3">Valor recebido: 0.00</text:p>
      <text:p text:style-name="P3"/>
      <text:p text:style-name="P3"/>
      <text:p text:style-name="P3">Questão5 <text:s/></text:p>
      <text:p text:style-name="P3"><text:s/></text:p>
      <text:p text:style-name="P3"><text:soft-page-break/><text:s text:c="3"/>Em relação ao "momento da verdade" devemos pensar em funcionários ___________.</text:p>
      <text:p text:style-name="P3"><text:s/></text:p>
      <text:p text:style-name="P3">1 - que executam tarefas predeterminadas</text:p>
      <text:p text:style-name="P3">2 - que cumprem os horários</text:p>
      <text:p text:style-name="P3">3 - como insumos da produção</text:p>
      <text:p text:style-name="P3">4 - que transacionam com os clientes</text:p>
      <text:p text:style-name="P3">5 - que obedecem aos regulamentos</text:p>
      <text:p text:style-name="P3"><text:s/></text:p>
      <text:p text:style-name="P3">Sua resposta: que executam tarefas predeterminadas</text:p>
      <text:p text:style-name="P3">Valor: Resposta Errada - Consulte a página 2</text:p>
      <text:p text:style-name="P3">Valor recebido: 0.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09:05:08.801907454</meta:creation-date>
    <dc:date>2023-05-23T09:45:02.860359984</dc:date>
    <meta:editing-duration>PT19M1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5" meta:paragraph-count="190" meta:word-count="712" meta:character-count="4184" meta:non-whitespace-character-count="3480"/>
  </office:meta>
</office:document-meta>
</file>